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1375" officeooo:paragraph-rsid="000513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s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4T10:01:11.508520400</meta:creation-date>
    <dc:date>2025-03-04T10:02:50.751754400</dc:date>
    <meta:editing-duration>PT1M43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25.2.1.2$Windows_X86_64 LibreOffice_project/d3abf4aee5fd705e4a92bba33a32f40bc4e56f49</meta:generator>
  </office:meta>
</office:document-meta>
</file>